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42.38mm" svg:y="70.39mm">
            <draw:object draw:notify-on-update-of-ranges="Tabelle1.B12:Tabelle1.B12 Tabelle1.B13:Tabelle1.B13 Tabelle1.C12:Tabelle1.C12 Tabelle1.C13:Tabelle1.C13 Tabelle1.D12:Tabelle1.D12 Tabelle1.D13:Tabelle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CPU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Memory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304768.757776258" calcext:value-type="float">
            <text:p>304768,757776258</text:p>
          </table:table-cell>
          <table:table-cell office:value-type="float" office:value="1199598.10881453" calcext:value-type="float">
            <text:p>1199598,10881453</text:p>
          </table:table-cell>
          <table:table-cell office:value-type="float" office:value="26503.5450803397" calcext:value-type="float">
            <text:p>26503,5450803397</text:p>
          </table:table-cell>
          <table:table-cell/>
          <table:table-cell office:value-type="float" office:value="52.0663939216074" calcext:value-type="float">
            <text:p>52,0663939216074</text:p>
          </table:table-cell>
          <table:table-cell office:value-type="float" office:value="6.00854191963408" calcext:value-type="float">
            <text:p>6,00854191963408</text:p>
          </table:table-cell>
          <table:table-cell office:value-type="float" office:value="39.5273348972788" calcext:value-type="float">
            <text:p>39,5273348972788</text:p>
          </table:table-cell>
          <table:table-cell/>
          <table:table-cell office:value-type="float" office:value="0.027129319932501" calcext:value-type="float">
            <text:p>0,027129319932501</text:p>
          </table:table-cell>
          <table:table-cell office:value-type="float" office:value="0" calcext:value-type="float">
            <text:p>0</text:p>
          </table:table-cell>
          <table:table-cell office:value-type="float" office:value="0.023974163519328" calcext:value-type="float">
            <text:p>0,023974163519328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403291.874448115" calcext:value-type="float">
            <text:p>403291,874448115</text:p>
          </table:table-cell>
          <table:table-cell office:value-type="float" office:value="1121931.06672217" calcext:value-type="float">
            <text:p>1121931,06672217</text:p>
          </table:table-cell>
          <table:table-cell office:value-type="float" office:value="40762.0900273772" calcext:value-type="float">
            <text:p>40762,0900273772</text:p>
          </table:table-cell>
          <table:table-cell/>
          <table:table-cell office:value-type="float" office:value="45.6575114959193" calcext:value-type="float">
            <text:p>45,6575114959193</text:p>
          </table:table-cell>
          <table:table-cell office:value-type="float" office:value="30.9844952193835" calcext:value-type="float">
            <text:p>30,9844952193835</text:p>
          </table:table-cell>
          <table:table-cell office:value-type="float" office:value="46.4545370873503" calcext:value-type="float">
            <text:p>46,4545370873503</text:p>
          </table:table-cell>
          <table:table-cell/>
          <table:table-cell office:value-type="float" office:value="0.0499599839871872" calcext:value-type="float">
            <text:p>0,049959983987187</text:p>
          </table:table-cell>
          <table:table-cell office:value-type="float" office:value="0" calcext:value-type="float">
            <text:p>0</text:p>
          </table:table-cell>
          <table:table-cell office:value-type="float" office:value="0.0299999999999999" calcext:value-type="float">
            <text:p>0,03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93839.76006227" calcext:value-type="float">
            <text:p>193839,76006227</text:p>
          </table:table-cell>
          <table:table-cell office:value-type="float" office:value="960502.25788996" calcext:value-type="float">
            <text:p>960502,25788996</text:p>
          </table:table-cell>
          <table:table-cell office:value-type="float" office:value="42268.9426918441" calcext:value-type="float">
            <text:p>42268,9426918441</text:p>
          </table:table-cell>
          <table:table-cell/>
          <table:table-cell office:value-type="float" office:value="32.7599663613991" calcext:value-type="float">
            <text:p>32,7599663613991</text:p>
          </table:table-cell>
          <table:table-cell office:value-type="float" office:value="35.4807675227016" calcext:value-type="float">
            <text:p>35,4807675227016</text:p>
          </table:table-cell>
          <table:table-cell office:value-type="float" office:value="48.8346010119874" calcext:value-type="float">
            <text:p>48,8346010119874</text:p>
          </table:table-cell>
          <table:table-cell/>
          <table:table-cell office:value-type="float" office:value="0.0366606055596467" calcext:value-type="float">
            <text:p>0,036660605559647</text:p>
          </table:table-cell>
          <table:table-cell office:value-type="float" office:value="0" calcext:value-type="float">
            <text:p>0</text:p>
          </table:table-cell>
          <table:table-cell office:value-type="float" office:value="0.0485386443980462" calcext:value-type="float">
            <text:p>0,048538644398046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248624.216954476" calcext:value-type="float">
            <text:p>248624,216954476</text:p>
          </table:table-cell>
          <table:table-cell office:value-type="float" office:value="2657683.79505221" calcext:value-type="float">
            <text:p>2657683,79505221</text:p>
          </table:table-cell>
          <table:table-cell office:value-type="float" office:value="58869.5378527673" calcext:value-type="float">
            <text:p>58869,5378527673</text:p>
          </table:table-cell>
          <table:table-cell/>
          <table:table-cell office:value-type="float" office:value="38.3016709818253" calcext:value-type="float">
            <text:p>38,3016709818253</text:p>
          </table:table-cell>
          <table:table-cell office:value-type="float" office:value="32.4852264267928" calcext:value-type="float">
            <text:p>32,4852264267928</text:p>
          </table:table-cell>
          <table:table-cell office:value-type="float" office:value="44.8505495618504" calcext:value-type="float">
            <text:p>44,8505495618504</text:p>
          </table:table-cell>
          <table:table-cell/>
          <table:table-cell office:value-type="float" office:value="0.0438634243989226" calcext:value-type="float">
            <text:p>0,043863424398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692771.079801939" calcext:value-type="float">
            <text:p>692771,079801939</text:p>
          </table:table-cell>
          <table:table-cell office:value-type="float" office:value="545268.430296056" calcext:value-type="float">
            <text:p>545268,430296056</text:p>
          </table:table-cell>
          <table:table-cell office:value-type="float" office:value="26929.42708209" calcext:value-type="float">
            <text:p>26929,42708209</text:p>
          </table:table-cell>
          <table:table-cell/>
          <table:table-cell office:value-type="float" office:value="34.2970212117612" calcext:value-type="float">
            <text:p>34,2970212117612</text:p>
          </table:table-cell>
          <table:table-cell office:value-type="float" office:value="30.6678056600077" calcext:value-type="float">
            <text:p>30,6678056600077</text:p>
          </table:table-cell>
          <table:table-cell office:value-type="float" office:value="31.7706971909651" calcext:value-type="float">
            <text:p>31,7706971909651</text:p>
          </table:table-cell>
          <table:table-cell/>
          <table:table-cell office:value-type="float" office:value="0.0438634243989226" calcext:value-type="float">
            <text:p>0,043863424398923</text:p>
          </table:table-cell>
          <table:table-cell office:value-type="float" office:value="0" calcext:value-type="float">
            <text:p>0</text:p>
          </table:table-cell>
          <table:table-cell office:value-type="float" office:value="0.0366606055596469" calcext:value-type="float">
            <text:p>0,036660605559647</text:p>
          </table:table-cell>
        </table:table-row>
        <table:table-row table:style-name="ro1">
          <table:table-cell office:value-type="string" calcext:value-type="string">
            <text:p>Total Mean</text:p>
          </table:table-cell>
          <table:table-cell table:formula="of:=AVERAGE([.B2:.B6])" office:value-type="float" office:value="368659.137808612" calcext:value-type="float">
            <text:p>368659,137808612</text:p>
          </table:table-cell>
          <table:table-cell table:formula="of:=AVERAGE([.C2:.C6])" office:value-type="float" office:value="1296996.73175499" calcext:value-type="float">
            <text:p>1296996,73175499</text:p>
          </table:table-cell>
          <table:table-cell table:formula="of:=AVERAGE([.D2:.D6])" office:value-type="float" office:value="39066.7085468837" calcext:value-type="float">
            <text:p>39066,7085468837</text:p>
          </table:table-cell>
          <table:table-cell/>
          <table:table-cell table:formula="of:=AVERAGE([.F2:.F6])" office:value-type="float" office:value="40.6165127945025" calcext:value-type="float">
            <text:p>40,6165127945025</text:p>
          </table:table-cell>
          <table:table-cell table:formula="of:=AVERAGE([.G2:.G6])" office:value-type="float" office:value="27.1253673497039" calcext:value-type="float">
            <text:p>27,1253673497039</text:p>
          </table:table-cell>
          <table:table-cell table:formula="of:=AVERAGE([.H2:.H6])" office:value-type="float" office:value="42.2875439498864" calcext:value-type="float">
            <text:p>42,2875439498864</text:p>
          </table:table-cell>
          <table:table-cell/>
          <table:table-cell table:formula="of:=AVERAGE([.J2:.J6])" office:value-type="float" office:value="0.040295351655436" calcext:value-type="float">
            <text:p>0,040295351655436</text:p>
          </table:table-cell>
          <table:table-cell table:formula="of:=AVERAGE([.K2:.K6])" office:value-type="float" office:value="0" calcext:value-type="float">
            <text:p>0</text:p>
          </table:table-cell>
          <table:table-cell table:formula="of:=AVERAGE([.L2:.L6])" office:value-type="float" office:value="0.0278346826954042" calcext:value-type="float">
            <text:p>0,02783468269540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8659.137808612" calcext:value-type="float">
            <text:p>368659,137808612</text:p>
          </table:table-cell>
          <table:table-cell office:value-type="float" office:value="1296996.73175499" calcext:value-type="float">
            <text:p>1296996,73175499</text:p>
          </table:table-cell>
          <table:table-cell office:value-type="float" office:value="39066.7085468837" calcext:value-type="float">
            <text:p>39066,70854688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.00.0000</text:date>, <text:time style:data-style-name="N2" text:time-value="11:58:30.4405436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15H38M51S</meta:editing-duration>
    <meta:editing-cycles>29</meta:editing-cycles>
    <meta:generator>LibreOffice/6.0.7.3$Linux_X86_64 LibreOffice_project/00m0$Build-3</meta:generator>
    <dc:date>2020-10-06T14:50:45.043040052</dc:date>
    <meta:document-statistic meta:table-count="1" meta:cell-count="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304768.757776258">
                <text:p>304768.757776258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3291.874448115">
                <text:p>403291.874448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3839.76006227">
                <text:p>193839.76006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8624.216954476">
                <text:p>248624.216954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92771.079801939">
                <text:p>692771.079801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3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000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0003">
      <style:chart-properties chart:link-data-style-to-source="true" chart:data-label-number="value" chart:data-label-text="false" chart:data-label-symbol="false"/>
      <style:graphic-properties draw:stroke="none" draw:fill-color="#62a73b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3.153cm" svg:y="0.316cm" chart:style-name="ch2">
          <text:p>Mean Latencies of JVM, GVM and Native Image</text:p>
        </chart:title>
        <chart:subtitle svg:x="5.6cm" svg:y="1.275cm" chart:style-name="ch3">
          <text:p>of Time Windows 51 to 100</text:p>
        </chart:subtitle>
        <chart:legend chart:legend-position="end" svg:x="14.45cm" svg:y="3.705cm" style:legend-expansion="high" chart:style-name="ch4"/>
        <chart:plot-area chart:style-name="ch5" table:cell-range-address="Tabelle1.B12:Tabelle1.D13" chart:data-source-has-labels="row" svg:x="1.33cm" svg:y="2.138cm" svg:width="12.801cm" svg:height="5.706cm">
          <chartooo:coordinate-region svg:x="2.877cm" svg:y="2.337cm" svg:width="11.254cm" svg:height="5.308cm"/>
          <chart:axis chart:dimension="x" chart:name="primary-x" chart:style-name="ch6">
            <chart:title svg:x="6.323cm" svg:y="8.024cm" chart:style-name="ch7">
              <text:p>Execution Platform</text:p>
            </chart:title>
          </chart:axis>
          <chart:axis chart:dimension="y" chart:name="primary-y" chart:style-name="ch8">
            <chart:title svg:x="0.451cm" svg:y="5.908cm" chart:style-name="ch9">
              <text:p>Latency [ns]</text:p>
            </chart:title>
            <chart:grid chart:style-name="ch10" chart:class="major"/>
          </chart:axis>
          <chart:series chart:style-name="ch11" chart:values-cell-range-address="Tabelle1.B13:Tabelle1.B13" chart:label-cell-address="Tabelle1.B12:Tabelle1.B12" chart:class="chart:bar">
            <chart:data-point chart:style-name="ch12"/>
          </chart:series>
          <chart:series chart:style-name="ch13" chart:values-cell-range-address="Tabelle1.C13:Tabelle1.C13" chart:label-cell-address="Tabelle1.C12:Tabelle1.C12" chart:class="chart:bar">
            <chart:data-point/>
          </chart:series>
          <chart:series chart:style-name="ch14" chart:values-cell-range-address="Tabelle1.D13:Tabelle1.D13" chart:label-cell-address="Tabelle1.D12:Tabelle1.D12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VM</text:p>
                <draw:g>
                  <svg:desc>Tabelle1.B12:Tabelle1.B12</svg:desc>
                </draw:g>
              </table:table-cell>
              <table:table-cell office:value-type="string">
                <text:p>NI</text:p>
                <draw:g>
                  <svg:desc>Tabelle1.C12:Tabelle1.C12</svg:desc>
                </draw:g>
              </table:table-cell>
              <table:table-cell office:value-type="string">
                <text:p>GVM</text:p>
                <draw:g>
                  <svg:desc>Tabelle1.D12:Tabelle1.D1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68659.137808612">
                <text:p>368659.137808612</text:p>
                <draw:g>
                  <svg:desc>Tabelle1.B13:Tabelle1.B13</svg:desc>
                </draw:g>
              </table:table-cell>
              <table:table-cell office:value-type="float" office:value="1296996.73175499">
                <text:p>1296996.73175499</text:p>
                <draw:g>
                  <svg:desc>Tabelle1.C13:Tabelle1.C13</svg:desc>
                </draw:g>
              </table:table-cell>
              <table:table-cell office:value-type="float" office:value="39066.7085468837">
                <text:p>39066.7085468837</text:p>
                <draw:g>
                  <svg:desc>Tabelle1.D13:Tabelle1.D1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